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f067d" officeooo:paragraph-rsid="000f067d"/>
    </style:style>
    <style:style style:name="P2" style:family="paragraph" style:parent-style-name="Text_20_body">
      <style:text-properties officeooo:rsid="000f067d" officeooo:paragraph-rsid="000f067d"/>
    </style:style>
    <style:style style:name="P3" style:family="paragraph" style:parent-style-name="Text_20_body">
      <style:text-properties fo:font-size="15pt" officeooo:rsid="00102077" officeooo:paragraph-rsid="00102077" style:font-size-asian="13.1000003814697pt" style:font-size-complex="15pt"/>
    </style:style>
    <style:style style:name="T1" style:family="text">
      <style:text-properties officeooo:rsid="00104f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l Baptiste</text:p>
      <text:p text:style-name="P2"/>
      <text:p text:style-name="P3">Summary : </text:p>
      <text:p text:style-name="P3">We <text:span text:style-name="T1">will </text:span>start with the First programmable machine, <text:span text:style-name="T1">followed by the solution provided by Alan Tuning to the Enigma Machine, electronic progress in the 80’s, the Internet era and we will finish by the conclusion.<text:line-break/><text:line-break/>The first programmable machine was the Jacquard loom, which was sold in 180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7:16:21.977251442</meta:creation-date>
    <dc:date>2025-05-11T18:44:23.541912965</dc:date>
    <meta:editing-duration>PT56M25S</meta:editing-duration>
    <meta:editing-cycles>2</meta:editing-cycles>
    <meta:generator>LibreOffice/24.8.6.2$Linux_AARCH64 LibreOffice_project/480$Build-2</meta:generator>
    <meta:document-statistic meta:table-count="0" meta:image-count="0" meta:object-count="0" meta:page-count="1" meta:paragraph-count="3" meta:word-count="52" meta:character-count="311" meta:non-whitespace-character-count="260"/>
  </office:meta>
</office:document-meta>
</file>